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background-color="#bce4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Standard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Standard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Standard">User should be able to select multiple contest types and save money with bundle pricing</text:p>
      <text:p text:style-name="Standard">● Name + Tagline + Logo</text:p>
      <text:p text:style-name="Standard">● Name +Tagline</text:p>
      <text:p text:style-name="Standard">● Name + Logo</text:p>
      <text:p text:style-name="Standard">● Tagline + Logo</text:p>
      <text:p text:style-name="Standard">If user selects multiple contest types, user will have to complete the contest one at at</text:p>
      <text:p text:style-name="Standard">time as some contest are dependant on others (i.e. logo contest will be dependant on</text:p>
      <text:p text:style-name="Standard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Standard">● Active Contests</text:p>
      <text:p text:style-name="Standard"><text:s text:c="4"/>○ Entries</text:p>
      <text:p text:style-name="Standard"><text:s text:c="4"/>○ Brief</text:p>
      <text:p text:style-name="Standard">● Ended contests</text:p>
      <text:p text:style-name="Standard">● Profile/Settings</text:p>
      <text:p text:style-name="Standard"/>
      <text:p text:style-name="Standard"/>
      <text:p text:style-name="Standard">ACTIVE CONTESTS</text:p>
      <text:p text:style-name="P4">User should be able to start a new contest</text:p>
      <text:p text:style-name="Standard">User should be able to view Active Contests</text:p>
      <text:p text:style-name="P4">User should be able to view a snapshot of their active contest(s)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Prize money</text:p>
      <text:p text:style-name="Standard">● Total Entries</text:p>
      <text:p text:style-name="Standard">● Days Left in contest</text:p>
      <text:p text:style-name="P4">User should be able to view expanded contest dashboard</text:p>
      <text:p text:style-name="P4">User should be able to view the name of their contest</text:p>
      <text:p text:style-name="P4">User should be able to view the type of contest</text:p>
      <text:p text:style-name="P4">User should be able to view the guaranteed prize for their contest winner</text:p>
      <text:p text:style-name="P4">User should be able to see total entries</text:p>
      <text:p text:style-name="Standard"/>
      <text:p text:style-name="Standard"/>
      <text:p text:style-name="Standard">ENTRIES</text:p>
      <text:p text:style-name="Standard">User should be able to view all individual entries</text:p>
      <text:p text:style-name="Standard">User should be able to mark an entry as rejected</text:p>
      <text:p text:style-name="Standard">User should be able to select an entry as the winner of the contest</text:p>
      <text:p text:style-name="Standard">● User should have to confirm</text:p>
      <text:p text:style-name="Standard"/>
      <text:p text:style-name="Standard"/>
      <text:p text:style-name="Standard">BRIEF</text:p>
      <text:p text:style-name="P4">User should be able to view their contest brief</text:p>
      <text:p text:style-name="Standard">User should be able to change contest</text:p>
      <text:p text:style-name="Standard"/>
      <text:p text:style-name="Standard"/>
      <text:p text:style-name="Standard">ENDED CONTESTS</text:p>
      <text:p text:style-name="Standard">User should be able to view Ended Contests</text:p>
      <text:p text:style-name="Standard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Standard">● Active Contests</text:p>
      <text:p text:style-name="Standard">● My Entries</text:p>
      <text:p text:style-name="Standard">Profile</text:p>
      <text:p text:style-name="Standard">Balance</text:p>
      <text:p text:style-name="Standard"/>
      <text:p text:style-name="Standard">ACTIVE CONTESTS</text:p>
      <text:p text:style-name="Standard">Creative should be able to view all contests that are currently active on the platform</text:p>
      <text:p text:style-name="Standard">Creative should be able to filter active contests</text:p>
      <text:p text:style-name="Standard">● By contest type</text:p>
      <text:p text:style-name="Standard"><text:s text:c="4"/>○ Name</text:p>
      <text:p text:style-name="Standard"><text:s text:c="4"/>○ Logo</text:p>
      <text:p text:style-name="Standard"><text:s text:c="4"/>○ Tagline</text:p>
      <text:p text:style-name="Standard">● By contest ID</text:p>
      <text:p text:style-name="Standard">● By Industry</text:p>
      <text:p text:style-name="Standard">● By award amount</text:p>
      <text:p text:style-name="Standard">Creative should be able to see each individual contest details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Contest Prize</text:p>
      <text:p text:style-name="Standard">● Number of total entries</text:p>
      <text:p text:style-name="Standard">User should be able to view expanded contest view</text:p>
      <text:p text:style-name="Standard"/>
      <text:p text:style-name="Standard">Expanded Active Contest View</text:p>
      <text:p text:style-name="Standard">Creative should be able to view contest details</text:p>
      <text:p text:style-name="Standard">● Prize money</text:p>
      <text:p text:style-name="Standard">● Number of Total Entries</text:p>
      <text:p text:style-name="Standard">Creative should be able to favorite contest</text:p>
      <text:p text:style-name="Standard">Creative should be able to view full contest brief</text:p>
      <text:p text:style-name="Standard">Creative should be able to view any documents uploaded to the brief</text:p>
      <text:p text:style-name="Standard">Creative should be able to submit an entry to a contest</text:p>
      <text:p text:style-name="Standard">● Logo</text:p>
      <text:p text:style-name="Standard">○ Upload a file</text:p>
      <text:p text:style-name="Standard">● Tagline</text:p>
      <text:p text:style-name="Standard">○ Enter tagline into text box</text:p>
      <text:p text:style-name="Standard">● Name</text:p>
      <text:p text:style-name="Standard"><text:soft-page-break/>○ Enter name into text box</text:p>
      <text:p text:style-name="Standard"/>
      <text:p text:style-name="Standard">MY ENTRIES</text:p>
      <text:p text:style-name="Standard">Creative should be able to view his entties and contest</text:p>
      <text:p text:style-name="Standard"/>
      <text:p text:style-name="Standard">BALANCE</text:p>
      <text:p text:style-name="Standard">Creative should be able to cash 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09-13T13:02:53.169211835</dc:date>
    <meta:editing-duration>PT1H32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91" meta:character-count="9146" meta:non-whitespace-character-count="7749"/>
  </office:meta>
</office:document-meta>
</file>